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ist_20_1"/>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Clutch RoadMap</text:p>
      <text:p text:style-name="Author_20_Line_20_Web"><text:a xlink:type="simple" xlink:href="http://www.syger.it/JohnLeach.html">by John Leach</text:a></text:p>
      <text:p text:style-name="Author_20_Line_20_PDF"><text:a xlink:type="simple" xlink:href="#JohnLeach.odt|region">by John Leach</text:a></text:p>
      <text:p text:style-name="Introduction">The latest release (0.5) is a further improvement in simplification and ease of use. The existing JavaScript code was modified to use the nascent <text:a xlink:type="simple" xlink:href="../crash/index.html"><text:span text:style-name="Internet_20_Hyperlink">Crash JavaScript library</text:span></text:a>, much reducing the overall amount of code. Additionally, the JsDoc Toolkit code has been added, and documentation generated for the Frizione application, and the Crash and Clutch libraries. It just seems to feel right now, and it certainly makes sense to have a JavaScript tool written in, er, JavaScript.</text:p>
      <text:p text:style-name="Introduction">The following notes are currently just musings, based on my own experience of using Clutch, and there is no guarantee that anything written here will see the light of day as working code. One important point though, I'm still prepared to make breaking changes 'for the common good'. They won't be gratuitous, I'm not that masochistic.</text:p>
      <text:p text:style-name="Text_20_body">I'm currently treating this document as a reminder to myself that things can be improved. The writing style will probably reflect that statement.</text:p>
      <text:h text:style-name="Heading_20_5" text:outline-level="5">The Good Parts</text:h>
      <text:p text:style-name="Text_20_body">I'm happy with the unit testing code. Although there are already many JavaScript unit testing frameworks on the market, and this is yet another, I still think it has a few good points:</text:p>
      <text:list text:style-name="List_20_1">
        <text:list-item>
          <text:p text:style-name="P1">It actually works,</text:p>
        </text:list-item>
        <text:list-item>
          <text:p text:style-name="P1">It is a small(ish) amount of code – about 18KB,</text:p>
        </text:list-item>
        <text:list-item>
          <text:p text:style-name="P1">It stores the results as an external JSON file,</text:p>
        </text:list-item>
        <text:list-item>
          <text:p text:style-name="P1">Er, that's it.</text:p>
        </text:list-item>
      </text:list>
      <text:p text:style-name="Text_20_body">I'd like to improve (reduce the amount of) the code that's already there, but it's not very high on my list of priorities.</text:p>
      <text:p text:style-name="Text_20_body">The JSLint service is a great help. I always check that my code is JSLint clean before running any tests. It's not foolproof, but it certainly acts like a 'missing' compiler. The feeling is definitely warm and fuzzy.</text:p>
      <text:p text:style-name="Text_20_body">The Join service is just great for building up specialised libraries from small individual modules. I can't cope with 50-100KB JavaScript source files, but I don't want a dozen script tags in my HTML pages either. Plus <text:span text:style-name="Source_20_Text">WorkerPool</text:span>s accept only one URL.</text:p>
      <text:p text:style-name="Text_20_body">The projects directory works nicely, using a simple JSON configuration file. I'm happy with that idea, and I think it can be used elsewhere too.</text:p>
      <text:p text:style-name="Text_20_body">The simple file naming convention is just great. The tool has become much easier to use, I only have to write a couple of lines of comment commands inside the actual CSS or JavaScript file, so I think I've finally got a tool that I'll make great use of.</text:p>
      <text:p text:style-name="Text_20_body">Finally, the JsDoc Toolkit integration went very well, and it's a great advantage to be able to generate documentation from embedded <text:soft-page-break/>comments in the source code itself (ala JavaDoc).</text:p>
      <text:h text:style-name="Heading_20_5" text:outline-level="5">The So-So Parts</text:h>
      <text:p text:style-name="Text_20_body">In a separate sub project in the Subversion repository (Frizione-Rhino) I have finally amalgamated the Java code which uses Rhino into one single jar. That means that Helma and YUICompressor now work together, producing a huge execution speed up.</text:p>
      <text:p text:style-name="Text_20_body">Which means that, in the latest release, even the so-so parts have gone.</text:p>
      <text:h text:style-name="Heading_20_5" text:outline-level="5">The Bad Parts</text:h>
      <text:p text:style-name="Text_20_body">Fortunately, in the latest release, most of the bad parts have disappeared.</text:p>
      <text:h text:style-name="Heading_20_5" text:outline-level="5">The Missing Parts</text:h>
      <text:p text:style-name="Text_20_body">Well, JavaScript is not such a bad language after all, and Gears is becoming a useful platform.</text:p>
      <text:p text:style-name="Text_20_body">I think the next software development cycle is going to have to tackle the object relational management problem. Right now I'm using a ODBC/JDBC type model – the <text:span text:style-name="Source_20_Text">clutch.logger</text:span> is an example. I'll get very tired of that after a dozen tables or so.</text:p>
      <text:p text:style-name="Heading_20_4">Clutch Development Notes</text:p>
      <text:p text:style-name="Introduction">The following notes are my observations of several Rhino based, or pure JavaScript projects which are still on my radar, but which I don;t have time for right now.</text:p>
      <text:h text:style-name="Heading_20_5" text:outline-level="5">Web Application Servers</text:h>
      <text:p text:style-name="Text_20_body">Since it seemed a reasonable idea to move the server code into a server side JavaScript environment, the big question was, which web application server to choose? There are plenty around, mostly Apache/SpiderMonkey or Java/Rhino based, but I reduced the list to three, mostly based on my own home brew 'tyre kicking' process – well we all have one don't we?</text:p>
      <text:p text:style-name="Text_20_body">The three finalists were:</text:p>
      <text:list text:style-name="List_20_1">
        <text:list-item text:start-value="1">
          <text:p text:style-name="P1"><text:a xlink:type="simple" xlink:href="http://aptana.com/jaxer"><text:span text:style-name="Internet_20_Hyperlink">Aptana Jaxer</text:span></text:a>, an Apache/SpiderMonkey combination,</text:p>
        </text:list-item>
        <text:list-item>
          <text:p text:style-name="P1"><text:a xlink:type="simple" xlink:href="https://phobos.dev.java.net/"><text:span text:style-name="Internet_20_Hyperlink">Phobos</text:span></text:a>, a Java/Rhino combination,</text:p>
        </text:list-item>
        <text:list-item>
          <text:p text:style-name="P1"><text:a xlink:type="simple" xlink:href="https://phobos.dev.java.net/"><text:span text:style-name="Internet_20_Hyperlink">Helma</text:span></text:a>, a Java/Rhino combination.</text:p>
        </text:list-item>
      </text:list>
      <text:p text:style-name="Text_20_body">Although I had some doubts as to its activity level, my first choice was Phobos – until I found that there is no standalone download, you have to download <text:a xlink:type="simple" xlink:href="http://www.netbeans.org/"><text:span text:style-name="Internet_20_Hyperlink">Netbeans</text:span></text:a> (over 100 MB) which contains a module for Phobos. Aptana Jaxer is interesting, but I'm not too happy with a page based controller pattern, nor with the fact that it's almost impossible to extend with C or Java libraries. Which left me with the mature and stable Java based Helma, which was only slightly behind Phobos on my points system - Phobos theoretically handles multiple scripting languages, whereas Helma is JavaScript only.</text:p>
      <text:p text:style-name="Text_20_body"><text:soft-page-break/>Helma was a little difficult to understand in terms of its philosophy, however after a few days I think I managed to master it, and the results felt good, especially the low quantity of code. I said quantity.</text:p>
      <text:h text:style-name="Heading_20_5" text:outline-level="5">Similar Projects</text:h>
      <text:p text:style-name="Text_20_body">This list provides links to projects that I consider to be similar to Clutch. I have only had time to read the advertising, so you'll have to make your own judgement (as always) of the software.</text:p>
      <text:p text:style-name="Text_20_body"><text:a xlink:type="simple" xlink:href="http://www.rockstarapps.com/pmwiki/pmwiki.php?n=JsLex.JsLex"><text:span text:style-name="Internet_20_Hyperlink">jsLex</text:span></text:a>: this is a profiling tool, which integrates with <text:a xlink:type="simple" xlink:href="http://aptana.com/studio"><text:span text:style-name="Internet_20_Hyperlink">Aptana Studio</text:span></text:a>, or <text:a xlink:type="simple" xlink:href="http://www.eclipse.org/"><text:span text:style-name="Internet_20_Hyperlink">Eclipse</text:span></text:a>. Designed to help produce efficient JavaScript and CSS, it also provides file concatenation and size reduction.</text:p>
      <text:p text:style-name="Text_20_body"><text:a xlink:type="simple" xlink:href="http://dev.abiss.gr/mvn-jstools/"><text:span text:style-name="Internet_20_Hyperlink">Maven JSTools Plugin</text:span></text:a>: a Maven interface to a set of JavaScript reporting and documentation tools like JSDoc Toolkit and JSLint, along a simple approach for building JS artifacts and use them as dependencies in your Maven-based projects</text:p>
      <text:p text:style-name="Text_20_body"><text:a xlink:type="simple" xlink:href="http://newjs.rubyforge.org/"><text:span text:style-name="Internet_20_Hyperlink">newjs</text:span></text:a>: a quite similar concept to Clutch, using the command line, and the Prototype unit testing framework. It provides file concatenation, and uploading to a web site.</text:p>
      <text:h text:style-name="Heading_20_5" text:outline-level="5">JavaScript Libraries of Note</text:h>
      <text:p text:style-name="Text_20_body">There are an enormous number of JavaScript projects lingering in various open source project sites on the Internet. The majority are either content free, incomplete, or abandoned. Those which pass my 'tyre kicking' process, and seem to have made enough effort to be worth further investigation are listed below. Again, I have only had time to read the advertising, so you'll have to make your own judgement (as always) of the software.</text:p>
      <text:p text:style-name="Text_20_body"><text:a xlink:type="simple" xlink:href="http://code.google.com/p/enrichmentkit/"><text:span text:style-name="Internet_20_Hyperlink">enrichmentkit</text:span></text:a>: JavaScript lib for RIAs featuring URL state representation, rewriting, dispatching, named history entries, model locating, and object observance.</text:p>
      <text:p text:style-name="Text_20_body"><text:a xlink:type="simple" xlink:href="http://code.google.com/p/fbug/">fbug</text:a>: the Firebug Firefox add-on project.</text:p>
      <text:p text:style-name="Text_20_body"><text:a xlink:type="simple" xlink:href="http://javascriptmvc.com/index.html"><text:span text:style-name="Internet_20_Hyperlink">JavaScriptMVC</text:span></text:a>: a framework that brings methods to the madness of JavaScript development (their words, not mine). </text:p>
      <text:p text:style-name="Text_20_body"><text:a xlink:type="simple" xlink:href="http://code.google.com/p/jslibs/"><text:span text:style-name="Internet_20_Hyperlink">jslibs</text:span></text:a>: standalone Javascript development environment with general purpose native libraries.</text:p>
      <text:p text:style-name="Text_20_body"><text:a xlink:type="simple" xlink:href="http://jssha.sourceforge.net/"><text:span text:style-name="Internet_20_Hyperlink">jsSHA</text:span></text:a>: a JavaScript implementation of the entire family of SHA hashes as defined in FIPS 180-2 (SHA-1, SHA-224, SHA-256, SHA-384, and SHA-512).</text:p>
      <text:p text:style-name="Text_20_body"><text:a xlink:type="simple" xlink:href="http://dean.edwards.name/packer/"><text:span text:style-name="Internet_20_Hyperlink">packer</text:span></text:a>: Dean Edwards' JavaScript compressor.</text:p>
      <text:p text:style-name="Text_20_body"><text:a xlink:type="simple" xlink:href="http://code.google.com/p/trimpath/"><text:span text:style-name="Internet_20_Hyperlink">trimpath</text:span></text:a>: open-source web technologies, focused around JavaScript, synchronization, MVC, occasionally connected computing, and Google Gears. The <text:a xlink:type="simple" xlink:href="http://code.google.com/p/trimpath/wiki/NextAction"><text:span text:style-name="Internet_20_Hyperlink">Next Action</text:span></text:a> offline web application is particularly interesting.</text:p>
      <text:p text:style-name="Text_20_body"><text:a xlink:type="simple" xlink:href="http://code.google.com/p/simile-widgets/"><text:span text:style-name="Internet_20_Hyperlink">simile-widgets</text:span></text:a>: A toolbox of several web widgets and APIs originated from the MIT Simile project. The <text:a xlink:type="simple" xlink:href="http://simile.mit.edu/timeline/"><text:span text:style-name="Internet_20_Hyperlink">timeline</text:span></text:a> example is particularly fascinating.</text:p>
      <text:h text:style-name="Heading_20_5" text:outline-level="5"><text:soft-page-break/>Other Interesting Links</text:h>
      <text:p text:style-name="Text_20_body"><text:a xlink:type="simple" xlink:href="http://interglacial.com/hoj/hoj.html"><text:span text:style-name="Internet_20_Hyperlink">Higher Order JavaScript</text:span></text:a>: a comparison of JavaScript with Perl, using the book Higher Order Perl as the example.</text:p>
      <text:p text:style-name="Heading_20_4">Ajax (and More) Frameworks</text:p>
      <text:p text:style-name="Text_20_body">This is not an exhaustive list, that would probably require a book. Just some of the better known frameworks, most of which you'll already know about – but then again, you might find a surprise or two.</text:p>
      <text:p text:style-name="Text_20_body"><text:a xlink:type="simple" xlink:href="http://dojotoolkit.org/"><text:span text:style-name="Internet_20_Hyperlink">dojo</text:span></text:a>: the Dojo Toolkit.</text:p>
      <text:p text:style-name="Text_20_body"><text:a xlink:type="simple" xlink:href="http://jmaki.com/"><text:span text:style-name="Internet_20_Hyperlink">jMaki</text:span></text:a>: a client-server framework for creating Jaax applications and mashups.</text:p>
      <text:p text:style-name="Text_20_body"><text:a xlink:type="simple" xlink:href="http://jquery.com/"><text:span text:style-name="Internet_20_Hyperlink">jQuery</text:span></text:a>: is designed to change the way that you write JavaScript (their words, not mine).</text:p>
      <text:p text:style-name="Text_20_body"><text:a xlink:type="simple" xlink:href="http://mochikit.com/"><text:span text:style-name="Internet_20_Hyperlink">MochiKit</text:span></text:a>: makes JavaScript suck less (their words, not mine).</text:p>
      <text:p text:style-name="Text_20_body"><text:a xlink:type="simple" xlink:href="http://mootools.net/"><text:span text:style-name="Internet_20_Hyperlink">MooTools</text:span></text:a>: a compact, modular, Object-Oriented JavaScript framework designed for the intermediate to advanced JavaScript developer.</text:p>
      <text:p text:style-name="Text_20_body"><text:a xlink:type="simple" xlink:href="http://prototypejs.org/"><text:span text:style-name="Internet_20_Hyperlink">Prototype</text:span></text:a>: a JavaScript Framework that aims to ease development of dynamic web applications. Normally used together with <text:a xlink:type="simple" xlink:href="http://script.aculo.us/"><text:span text:style-name="Internet_20_Hyperlink">script.acul.ous:</text:span></text:a> provides you with easy-to-use, cross-browser user interface JavaScript libraries to make your web sites and web applications fly (their words, not mine).</text:p>
      <text:p text:style-name="Text_20_body"><text:a xlink:type="simple" xlink:href="http://qooxdoo.org/"><text:span text:style-name="Internet_20_Hyperlink">qooxdoo</text:span></text:a>: a comprehensive and innovative Ajax application framework.</text:p>
      <text:p text:style-name="Text_20_body"><text:a xlink:type="simple" xlink:href="http://developer.yahoo.com/yui/"><text:span text:style-name="Internet_20_Hyperlink">YUI</text:span></text:a>: the Yahoo! User Interfac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text-align="start" style:justify-single-word="false" fo:background-color="#ccccff" fo:padding="0cm" fo:border-left="none" fo:border-right="none" fo:border-top="none" fo:border-bottom="0.002cm solid #000000" style:shadow="none">
        <style:background-image/>
      </style:paragraph-properties>
      <style:text-properties style:font-name="Courier New1" fo:font-size="14pt" fo:font-weight="bold" style:font-size-asian="75%" style:font-weight-asian="bold" style:font-size-complex="7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Clutch Roadmap</dc:title>
    <meta:initial-creator>John Leach</meta:initial-creator>
    <meta:creation-date>2007-01-08T11:39:03</meta:creation-date>
    <dc:creator>John Leach</dc:creator>
    <dc:date>2008-08-22T19:37:59</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64</meta:editing-cycles>
    <meta:editing-duration>P13DT13H54M16S</meta:editing-duration>
    <meta:user-defined meta:name="Info 1"/>
    <meta:user-defined meta:name="Info 2"/>
    <meta:user-defined meta:name="Info 3"/>
    <meta:user-defined meta:name="Info 4"/>
    <meta:document-statistic meta:table-count="0" meta:image-count="0" meta:object-count="0" meta:page-count="4" meta:paragraph-count="63" meta:word-count="1337" meta:character-count="8129"/>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